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af50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af50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af50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af50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af50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af50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af50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af50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af50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af50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af50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af50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af50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af50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af50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af50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af50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ade Elismar  Marchan Hernand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4/2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93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aver Eduardo Marcha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93573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21.59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70" meta:non-whitespace-character-count="1002"/>
    <meta:template xlink:type="simple" xlink:actuate="onRequest" xlink:title="Normal" xlink:href=""/>
  </office:meta>
</office:document-meta>
</file>